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4cm"/>
    </style:style>
    <style:style style:name="co2" style:family="table-column">
      <style:table-column-properties fo:break-before="auto" style:column-width="5.149cm"/>
    </style:style>
    <style:style style:name="co3" style:family="table-column">
      <style:table-column-properties fo:break-before="auto" style:column-width="13.176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86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5.509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2.736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693cm" fo:break-before="auto" style:use-optimal-row-height="fals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053cm" fo:break-before="auto" style:use-optimal-row-height="false"/>
    </style:style>
    <style:style style:name="ro6" style:family="table-row">
      <style:table-row-properties style:row-height="3.016cm" fo:break-before="auto" style:use-optimal-row-height="false"/>
    </style:style>
    <style:style style:name="ro7" style:family="table-row">
      <style:table-row-properties style:row-height="2.79cm" fo:break-before="auto" style:use-optimal-row-height="tru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8010" number:language="fr" number:country="FR">
      <number:number number:decimal-places="0" number:min-integer-digits="1"/>
      <number:text>%</number:text>
    </number:percentage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order-bottom="0.141cm solid #ffffff" style:diagonal-bl-tr="none" style:diagonal-tl-br="none" style:text-align-source="value-type" style:repeat-content="false" fo:wrap-option="wrap" fo:border-left="none" style:direction="ltr" fo:border-right="0.141cm solid #ffffff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141cm solid #ffffff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141cm solid #ff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Excel_20_Built-in_20_Normal">
      <style:table-cell-properties fo:border-bottom="0.141cm solid 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41cm solid #ffffff" style:vertical-align="middle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Excel_20_Built-in_20_Normal">
      <style:table-cell-properties fo:border-bottom="0.141cm solid #ffffff" fo:background-color="#20124d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Excel_20_Built-in_20_Normal">
      <style:table-cell-properties fo:background-color="#20124d" style:diagonal-bl-tr="none" style:diagonal-tl-br="none" style:text-align-source="fix" style:repeat-content="false" fo:wrap-option="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Excel_20_Built-in_20_Normal">
      <style:table-cell-properties fo:background-color="#20124d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141cm solid #ffffff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fo:border-bottom="0.141cm solid #ff0000" fo:background-color="#20124d" style:diagonal-bl-tr="none" style:diagonal-tl-br="none" style:text-align-source="fix" style:repeat-content="false" fo:wrap-option="wrap" fo:border-left="0.141cm solid #ffffff" style:direction="ltr" fo:border-right="0.088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Excel_20_Built-in_20_Normal">
      <style:table-cell-properties fo:border-bottom="0.088cm solid #ffffff" fo:background-color="#351c75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Excel_20_Built-in_20_Normal">
      <style:table-cell-properties fo:border-bottom="0.088cm solid #ffffff" fo:background-color="#8e7cc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Excel_20_Built-in_20_Normal">
      <style:table-cell-properties fo:border-bottom="0.141cm solid #ff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20124d" style:diagonal-bl-tr="none" style:diagonal-tl-br="none" style:text-align-source="value-type" style:repeat-content="false" fo:wrap-option="wrap" fo:border="0.141cm solid #ffffff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Excel_20_Built-in_20_Normal">
      <style:table-cell-properties fo:border-bottom="0.141cm solid #ffffff" fo:background-color="#20124d" style:diagonal-bl-tr="none" style:diagonal-tl-br="none" style:text-align-source="value-type" style:repeat-content="false" fo:wrap-option="wrap" fo:border-left="none" style:direction="ltr" fo:border-right="0.141cm solid #ffffff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20124d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Excel_20_Built-in_20_Normal">
      <style:table-cell-properties fo:border-bottom="0.088cm solid #ffffff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Normal">
      <style:table-cell-properties fo:border-bottom="0.141cm solid #ff0000" fo:background-color="#20124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0.141cm solid #ffffff" fo:background-color="#351c75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Excel_20_Built-in_20_Normal">
      <style:table-cell-properties fo:border-bottom="0.035cm solid #9999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" style:family="table-cell" style:parent-style-name="Excel_20_Built-in_20_Normal">
      <style:table-cell-properties fo:border-bottom="0.141cm solid #ff0000" fo:background-color="#351c7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Excel_20_Built-in_20_Normal" style:data-style-name="N109">
      <style:table-cell-properties fo:border-bottom="none" fo:background-color="#d9ead3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Excel_20_Built-in_20_Normal" style:data-style-name="N109">
      <style:table-cell-properties fo:border-bottom="0.141cm solid #ffffff" fo:background-color="#d9ead3" style:diagonal-bl-tr="none" style:diagonal-tl-br="none" style:text-align-source="fix" style:repeat-content="false" fo:wrap-option="wrap" fo:border-left="0.141cm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Excel_20_Built-in_20_Normal">
      <style:table-cell-properties fo:background-color="#20124d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351c75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Excel_20_Built-in_20_Normal">
      <style:table-cell-properties fo:border-bottom="0.035cm solid #999999" fo:background-color="#cc99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Excel_20_Built-in_20_Normal">
      <style:table-cell-properties fo:border-bottom="0.141cm solid #ff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Excel_20_Built-in_20_Normal" style:data-style-name="N109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Excel_20_Built-in_20_Normal" style:data-style-name="N109">
      <style:table-cell-properties fo:border-bottom="0.141cm solid #ffffff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Excel_20_Built-in_20_Normal">
      <style:table-cell-properties fo:border-bottom="0.035cm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Excel_20_Built-in_20_Normal" style:data-style-name="N108">
      <style:table-cell-properties fo:border-bottom="0.035cm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Excel_20_Built-in_20_Normal" style:data-style-name="N108">
      <style:table-cell-properties fo:border-bottom="0.141cm solid #ff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Excel_20_Built-in_20_Normal">
      <style:table-cell-properties fo:border-bottom="0.141cm solid #ff0000" fo:background-color="#20124d" style:diagonal-bl-tr="none" style:diagonal-tl-br="none" style:text-align-source="fix" style:repeat-content="false" fo:wrap-option="wrap" fo:border-left="none" style:direction="ltr" fo:border-right="0.088cm solid #fffff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Excel_20_Built-in_20_Normal" style:data-style-name="N109">
      <style:table-cell-properties fo:border-bottom="0.035cm solid #999999" fo:background-color="#cc99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Excel_20_Built-in_20_Normal">
      <style:table-cell-properties fo:border-bottom="0.141cm solid #ff0000" fo:background-color="#351c75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Excel_20_Built-in_20_Normal" style:data-style-name="N109">
      <style:table-cell-properties fo:border-bottom="0.035cm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Excel_20_Built-in_20_Normal" style:data-style-name="N8030">
      <style:table-cell-properties fo:border-bottom="0.141cm solid #ff0000" fo:background-color="#20124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351c75" style:diagonal-bl-tr="none" style:diagonal-tl-br="none" style:text-align-source="fix" style:repeat-content="false" fo:wrap-option="wrap" fo:border-left="none" style:direction="ltr" fo:border-right="0.141cm solid #ff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Excel_20_Built-in_20_Normal" style:data-style-name="N8010">
      <style:table-cell-properties fo:border-bottom="0.035cm solid #999999" fo:background-color="#ffffff" style:diagonal-bl-tr="none" style:diagonal-tl-br="none" style:text-align-source="fix" style:repeat-content="false" fo:wrap-option="wrap" fo:border-left="none" style:direction="ltr" fo:border-right="0.141cm solid #ff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Excel_20_Built-in_20_Normal">
      <style:table-cell-properties fo:border-bottom="0.141cm solid #ff0000" fo:background-color="#351c75" style:diagonal-bl-tr="none" style:diagonal-tl-br="none" style:text-align-source="value-type" style:repeat-content="false" fo:wrap-option="no-wrap" fo:border-left="none" style:direction="ltr" fo:border-right="0.141cm solid #ff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Excel_20_Built-in_20_Normal">
      <style:table-cell-properties fo:background-color="#20124d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Excel_20_Built-in_20_Normal">
      <style:table-cell-properties fo:border-bottom="0.035cm solid #999999" fo:background-color="#38761d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0.088cm solid #c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" style:family="table-cell" style:parent-style-name="Excel_20_Built-in_20_Normal" style:data-style-name="N8010">
      <style:table-cell-properties fo:border-bottom="0.035cm solid #999999" fo:background-color="#d9ead3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&lt;[.$K$9]" style:apply-style-name="ConditionalStyle_5f_7" style:base-cell-address="Feuil1.A1"/>
    </style:style>
    <style:style style:name="ce53" style:family="table-cell" style:parent-style-name="Excel_20_Built-in_20_Normal" style:data-style-name="N8010">
      <style:table-cell-properties fo:border-bottom="0.035cm solid #999999" fo:background-color="#d9ead3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0.035cm solid #999999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&lt;[.$K$10]" style:apply-style-name="ConditionalStyle_5f_6" style:base-cell-address="Feuil1.A1"/>
    </style:style>
    <style:style style:name="ce54" style:family="table-cell" style:parent-style-name="Excel_20_Built-in_20_Normal" style:data-style-name="N8010">
      <style:table-cell-properties fo:border-bottom="0.035cm solid #999999" fo:background-color="#d9ead3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0.035cm solid #999999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&lt;[.$K$11]" style:apply-style-name="ConditionalStyle_5f_5" style:base-cell-address="Feuil1.A1"/>
    </style:style>
    <style:style style:name="ce55" style:family="table-cell" style:parent-style-name="Excel_20_Built-in_20_Normal" style:data-style-name="N8010">
      <style:table-cell-properties fo:border-bottom="0.035cm solid #999999" fo:background-color="#d9ead3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0.035cm solid #999999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&lt;[.$K$12]" style:apply-style-name="ConditionalStyle_5f_4" style:base-cell-address="Feuil1.A1"/>
    </style:style>
    <style:style style:name="ce56" style:family="table-cell" style:parent-style-name="Excel_20_Built-in_20_Normal" style:data-style-name="N8010">
      <style:table-cell-properties fo:border-bottom="0.035cm solid #999999" fo:background-color="#d9ead3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0.035cm solid #999999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&lt;[.$K$13]" style:apply-style-name="ConditionalStyle_5f_3" style:base-cell-address="Feuil1.A1"/>
    </style:style>
    <style:style style:name="ce57" style:family="table-cell" style:parent-style-name="Excel_20_Built-in_20_Normal" style:data-style-name="N8010">
      <style:table-cell-properties fo:border-bottom="0.035cm solid #999999" fo:background-color="#d9ead3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0.035cm solid #999999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&lt;[.$K$14]" style:apply-style-name="ConditionalStyle_5f_2" style:base-cell-address="Feuil1.A1"/>
    </style:style>
    <style:style style:name="ce58" style:family="table-cell" style:parent-style-name="Excel_20_Built-in_20_Normal" style:data-style-name="N8010">
      <style:table-cell-properties fo:border-bottom="0.035cm solid #999999" fo:background-color="#d9ead3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0.035cm solid #999999" style:vertical-align="middle"/>
      <style:paragraph-properties fo:text-align="center" fo:margin-left="0cm" style:writing-mode="page"/>
      <style:text-properties fo:color="#38761d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&lt;[.$K$15]" style:apply-style-name="ConditionalStyle_5f_1" style:base-cell-address="Feuil1.A1"/>
    </style:style>
    <style:style style:name="ce59" style:family="table-cell" style:parent-style-name="Excel_20_Built-in_20_Normal">
      <style:table-cell-properties fo:border-bottom="0.088cm solid #c00000" fo:background-color="#cfe2f3" style:diagonal-bl-tr="none" style:diagonal-tl-br="none" style:text-align-source="fix" style:repeat-content="false" fo:wrap-option="wrap" fo:border-left="0.088cm solid #c00000" style:direction="ltr" fo:border-right="0.088cm solid #c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2" table:default-cell-style-name="Excel_20_Built-in_20_Normal"/>
        <table:table-column table:style-name="co11" table:number-columns-repeated="999" table:default-cell-style-name="Excel_20_Built-in_20_Normal"/>
        <table:table-row table:style-name="ro1">
          <table:table-cell table:style-name="ce1"/>
          <table:table-cell table:style-name="ce5"/>
          <table:table-cell table:style-name="ce14"/>
          <table:table-cell table:style-name="ce2" table:number-columns-repeated="4"/>
          <table:table-cell table:style-name="ce38" table:number-columns-repeated="4"/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<text:s/>Sélectionnez votre parcours:</text:p>
          </table:table-cell>
          <table:table-cell table:style-name="ce23" office:value-type="string" table:number-columns-spanned="2" table:number-rows-spanned="1">
            <text:p>Développeur Web</text:p>
          </table:table-cell>
          <table:covered-table-cell table:style-name="ce30"/>
          <table:table-cell table:style-name="ce33" table:number-columns-spanned="5" table:number-rows-spanned="3"/>
          <table:covered-table-cell table:number-columns-repeated="4" table:style-name="ce34"/>
          <table:table-cell table:style-name="ce2" table:number-columns-repeated="3"/>
          <table:table-cell table:number-columns-repeated="1011"/>
        </table:table-row>
        <table:table-row table:style-name="ro3">
          <table:table-cell/>
          <table:table-cell table:style-name="ce7" office:value-type="string">
            <text:p>2.</text:p>
          </table:table-cell>
          <table:table-cell table:style-name="ce16" office:value-type="string">
            <text:p><text:s/>Indiquez le début de formation:</text:p>
          </table:table-cell>
          <table:table-cell table:style-name="ce24" office:value-type="float" office:value="44798" table:number-columns-spanned="2" table:number-rows-spanned="1">
            <text:p>25 août 2022</text:p>
          </table:table-cell>
          <table:covered-table-cell table:style-name="ce31"/>
          <table:covered-table-cell table:number-columns-repeated="5" table:style-name="ce34"/>
          <table:table-cell table:style-name="ce2" table:number-columns-repeated="3"/>
          <table:table-cell table:number-columns-repeated="1011"/>
        </table:table-row>
        <table:table-row table:style-name="ro3">
          <table:table-cell/>
          <table:table-cell table:style-name="ce6" office:value-type="string">
            <text:p>3.</text:p>
          </table:table-cell>
          <table:table-cell table:style-name="ce15" office:value-type="string">
            <text:p><text:s/>Indiquez la fin de formation :</text:p>
          </table:table-cell>
          <table:table-cell table:style-name="ce25" office:value-type="string" table:number-columns-spanned="2" table:number-rows-spanned="1">
            <text:p>24 avril 2023 </text:p>
            <text:p/>
          </table:table-cell>
          <table:covered-table-cell table:style-name="ce32"/>
          <table:covered-table-cell table:number-columns-repeated="5" table:style-name="ce34"/>
          <table:table-cell table:style-name="ce2" table:number-columns-repeated="3"/>
          <table:table-cell table:number-columns-repeated="1011"/>
        </table:table-row>
        <table:table-row table:style-name="ro4">
          <table:table-cell/>
          <table:table-cell table:style-name="ce8" office:value-type="string">
            <text:p>4.</text:p>
          </table:table-cell>
          <table:table-cell table:style-name="ce17" office:value-type="string" table:number-columns-spanned="6" table:number-rows-spanned="1">
            <text:p><text:s/>Votre nouveau planning avec les dates de complétion de chaque projet sont ci-dessous ! Partagez-le à votre mentor !</text:p>
          </table:table-cell>
          <table:covered-table-cell table:number-columns-repeated="5" table:style-name="ce26"/>
          <table:table-cell table:style-name="ce2" table:number-columns-repeated="2"/>
          <table:table-cell table:style-name="ce44" table:number-columns-spanned="1" table:number-rows-spanned="2"/>
          <table:table-cell table:style-name="ce2"/>
          <table:table-cell table:style-name="ce49"/>
          <table:table-cell table:number-columns-repeated="1011"/>
        </table:table-row>
        <table:table-row table:style-name="ro5">
          <table:table-cell table:style-name="ce2"/>
          <table:table-cell table:style-name="ce9"/>
          <table:table-cell table:style-name="ce18"/>
          <table:table-cell table:style-name="ce2" table:number-columns-repeated="7"/>
          <table:covered-table-cell table:style-name="ce45"/>
          <table:table-cell table:style-name="ce2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10" office:value-type="string" table:number-columns-spanned="7" table:number-rows-spanned="1">
            <text:p>Planning de formation théorique</text:p>
          </table:table-cell>
          <table:covered-table-cell table:number-columns-repeated="5" table:style-name="ce19"/>
          <table:covered-table-cell table:style-name="ce39"/>
          <table:table-cell table:style-name="ce19" office:value-type="string">
            <text:p>Date du jour</text:p>
          </table:table-cell>
          <table:table-cell table:style-name="ce43" table:formula="of:=TODAY()" office:value-type="date" office:date-value="2022-10-17" table:number-columns-spanned="2" table:number-rows-spanned="1">
            <text:p>17/10/2022</text:p>
          </table:table-cell>
          <table:covered-table-cell table:style-name="ce43"/>
          <table:table-cell table:style-name="ce2"/>
          <table:table-cell table:style-name="ce50"/>
          <table:table-cell table:number-columns-repeated="1011"/>
        </table:table-row>
        <table:table-row table:style-name="ro7">
          <table:table-cell table:style-name="ce4"/>
          <table:table-cell table:style-name="ce11" office:value-type="string">
            <text:p># Projet</text:p>
          </table:table-cell>
          <table:table-cell table:style-name="ce20" office:value-type="string">
            <text:p>Projet</text:p>
          </table:table-cell>
          <table:table-cell table:style-name="ce27" office:value-type="string">
            <text:p>Durée du projet (h)</text:p>
          </table:table-cell>
          <table:table-cell table:style-name="ce27" office:value-type="string">
            <text:p>Durée des cours (h)</text:p>
          </table:table-cell>
          <table:table-cell table:style-name="ce27" office:value-type="string">
            <text:p>Durée totale (h)</text:p>
          </table:table-cell>
          <table:table-cell table:style-name="ce27" office:value-type="string">
            <text:p>Durée en semaines sur la base de 30h</text:p>
          </table:table-cell>
          <table:table-cell table:style-name="ce27" office:value-type="string">
            <text:p>Date de démarrage</text:p>
          </table:table-cell>
          <table:table-cell table:style-name="ce27" office:value-type="string">
            <text:p>Date de fin estimée</text:p>
          </table:table-cell>
          <table:table-cell table:style-name="ce27" office:value-type="string">
            <text:p>Date de soutenance</text:p>
          </table:table-cell>
          <table:table-cell table:style-name="ce46" office:value-type="string">
            <text:p>Progression théorique</text:p>
          </table:table-cell>
          <table:table-cell table:style-name="ce2"/>
          <table:table-cell table:style-name="ce51" office:value-type="string">
            <text:p>Indiquez votre progression réelle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2" office:value-type="float" office:value="1">
            <text:p>1</text:p>
          </table:table-cell>
          <table:table-cell table:style-name="ce21" office:value-type="string">
            <text:p>Prenez en main votre formation de développeur web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8">
            <text:p>28</text:p>
          </table:table-cell>
          <table:table-cell table:style-name="ce35" table:formula="of:=[.D9]+[.E9]" office:value-type="float" office:value="48">
            <text:p>48</text:p>
          </table:table-cell>
          <table:table-cell table:style-name="ce36" table:formula="of:=[.F9]/30" office:value-type="float" office:value="1.6">
            <text:p>1,6</text:p>
          </table:table-cell>
          <table:table-cell table:style-name="ce40" office:value-type="float" office:value="44798">
            <text:p>25 août 2022</text:p>
          </table:table-cell>
          <table:table-cell table:style-name="ce42" office:value-type="float" office:value="44809">
            <text:p>5 septembre 2022</text:p>
          </table:table-cell>
          <table:table-cell table:style-name="ce40" office:value-type="float" office:value="44810">
            <text:p>6 septembre 2022</text:p>
          </table:table-cell>
          <table:table-cell table:style-name="ce47" office:value-type="percentage" office:value="1">
            <text:p>100%</text:p>
          </table:table-cell>
          <table:table-cell table:style-name="ce2"/>
          <table:table-cell table:style-name="ce52" office:value-type="percentage" office:value="1">
            <text:p>100%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2" office:value-type="float" office:value="2">
            <text:p>2</text:p>
          </table:table-cell>
          <table:table-cell table:style-name="ce21" office:value-type="string">
            <text:p>Transformez une maquette en site web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48">
            <text:p>48</text:p>
          </table:table-cell>
          <table:table-cell table:style-name="ce35" table:formula="of:=[.D10]+[.E10]" office:value-type="float" office:value="138">
            <text:p>138</text:p>
          </table:table-cell>
          <table:table-cell table:style-name="ce36" table:formula="of:=[.F10]/30" office:value-type="float" office:value="4.6">
            <text:p>4,6</text:p>
          </table:table-cell>
          <table:table-cell table:style-name="ce40" office:value-type="float" office:value="44811">
            <text:p>7 septembre 2022</text:p>
          </table:table-cell>
          <table:table-cell table:style-name="ce42" office:value-type="float" office:value="44851">
            <text:p>17 octobre 2022</text:p>
          </table:table-cell>
          <table:table-cell table:style-name="ce40" office:value-type="float" office:value="44852">
            <text:p>18 octobre 2022</text:p>
          </table:table-cell>
          <table:table-cell table:style-name="ce47" office:value-type="percentage" office:value="0">
            <text:p>0%</text:p>
          </table:table-cell>
          <table:table-cell table:style-name="ce2"/>
          <table:table-cell table:style-name="ce53" office:value-type="percentage" office:value="1">
            <text:p>100%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2" office:value-type="float" office:value="3">
            <text:p>3</text:p>
          </table:table-cell>
          <table:table-cell table:style-name="ce21" office:value-type="string">
            <text:p>Dynamisez une page web avec des animations CSS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30">
            <text:p>30</text:p>
          </table:table-cell>
          <table:table-cell table:style-name="ce35" table:formula="of:=[.D11]+[.E11]" office:value-type="float" office:value="100">
            <text:p>100</text:p>
          </table:table-cell>
          <table:table-cell table:style-name="ce36" table:formula="of:=[.F11]/30" office:value-type="float" office:value="3.33333333333333">
            <text:p>3,3</text:p>
          </table:table-cell>
          <table:table-cell table:style-name="ce40" office:value-type="float" office:value="44853">
            <text:p>19 octobre 2022</text:p>
          </table:table-cell>
          <table:table-cell table:style-name="ce42" office:value-type="float" office:value="44907">
            <text:p>12 décembre 2022</text:p>
          </table:table-cell>
          <table:table-cell table:style-name="ce40" office:value-type="float" office:value="44908">
            <text:p>13 décembre 2022</text:p>
          </table:table-cell>
          <table:table-cell table:style-name="ce47" office:value-type="percentage" office:value="0">
            <text:p>0%</text:p>
          </table:table-cell>
          <table:table-cell table:style-name="ce2"/>
          <table:table-cell table:style-name="ce54" office:value-type="percentage" office:value="0">
            <text:p>0%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2" office:value-type="float" office:value="4">
            <text:p>4</text:p>
          </table:table-cell>
          <table:table-cell table:style-name="ce21" office:value-type="string">
            <text:p>Optimisez un site web existant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26">
            <text:p>26</text:p>
          </table:table-cell>
          <table:table-cell table:style-name="ce35" table:formula="of:=[.D12]+[.E12]" office:value-type="float" office:value="56">
            <text:p>56</text:p>
          </table:table-cell>
          <table:table-cell table:style-name="ce36" table:formula="of:=[.F12]/30" office:value-type="float" office:value="1.86666666666667">
            <text:p>1,9</text:p>
          </table:table-cell>
          <table:table-cell table:style-name="ce40" office:value-type="float" office:value="44909">
            <text:p>14 décembre 2022</text:p>
          </table:table-cell>
          <table:table-cell table:style-name="ce42" office:value-type="float" office:value="44924">
            <text:p>29 décembre 2022</text:p>
          </table:table-cell>
          <table:table-cell table:style-name="ce40" office:value-type="float" office:value="44925">
            <text:p>30 décembre 2022</text:p>
          </table:table-cell>
          <table:table-cell table:style-name="ce47" office:value-type="percentage" office:value="0">
            <text:p>0%</text:p>
          </table:table-cell>
          <table:table-cell table:style-name="ce2"/>
          <table:table-cell table:style-name="ce55" office:value-type="percentage" office:value="0">
            <text:p>0%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2" office:value-type="float" office:value="5">
            <text:p>5</text:p>
          </table:table-cell>
          <table:table-cell table:style-name="ce21" office:value-type="string">
            <text:p>Construisez un site e-commerce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39">
            <text:p>39</text:p>
          </table:table-cell>
          <table:table-cell table:style-name="ce35" table:formula="of:=[.D13]+[.E13]" office:value-type="float" office:value="129">
            <text:p>129</text:p>
          </table:table-cell>
          <table:table-cell table:style-name="ce36" table:formula="of:=[.F13]/30" office:value-type="float" office:value="4.3">
            <text:p>4,3</text:p>
          </table:table-cell>
          <table:table-cell table:style-name="ce40" office:value-type="float" office:value="44928">
            <text:p>2 janvier 2023</text:p>
          </table:table-cell>
          <table:table-cell table:style-name="ce42" office:value-type="float" office:value="44978">
            <text:p>21 février 2023</text:p>
          </table:table-cell>
          <table:table-cell table:style-name="ce40" office:value-type="float" office:value="44979">
            <text:p>22 février 2023</text:p>
          </table:table-cell>
          <table:table-cell table:style-name="ce47" office:value-type="percentage" office:value="0">
            <text:p>0%</text:p>
          </table:table-cell>
          <table:table-cell table:style-name="ce2"/>
          <table:table-cell table:style-name="ce56" office:value-type="percentage" office:value="0">
            <text:p>0%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2" office:value-type="float" office:value="6">
            <text:p>6</text:p>
          </table:table-cell>
          <table:table-cell table:style-name="ce21" office:value-type="string">
            <text:p>Construisez une API sécurisée pour une application d'avis gastronomiques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24">
            <text:p>24</text:p>
          </table:table-cell>
          <table:table-cell table:style-name="ce35" table:formula="of:=[.D14]+[.E14]" office:value-type="float" office:value="74">
            <text:p>74</text:p>
          </table:table-cell>
          <table:table-cell table:style-name="ce36" table:formula="of:=[.F14]/30" office:value-type="float" office:value="2.46666666666667">
            <text:p>2,5</text:p>
          </table:table-cell>
          <table:table-cell table:style-name="ce40" office:value-type="float" office:value="44980">
            <text:p>23 février 2023</text:p>
          </table:table-cell>
          <table:table-cell table:style-name="ce42" office:value-type="float" office:value="45007">
            <text:p>22 mars 2023</text:p>
          </table:table-cell>
          <table:table-cell table:style-name="ce40" office:value-type="float" office:value="45008">
            <text:p>23 mars 2023</text:p>
          </table:table-cell>
          <table:table-cell table:style-name="ce47" office:value-type="percentage" office:value="0">
            <text:p>0%</text:p>
          </table:table-cell>
          <table:table-cell table:style-name="ce2"/>
          <table:table-cell table:style-name="ce57" office:value-type="percentage" office:value="0">
            <text:p>0%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2" office:value-type="float" office:value="7">
            <text:p>7</text:p>
          </table:table-cell>
          <table:table-cell table:style-name="ce21" office:value-type="string">
            <text:p>Créez un réseau social d’entreprise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55">
            <text:p>55</text:p>
          </table:table-cell>
          <table:table-cell table:style-name="ce35" table:formula="of:=[.D15]+[.E15]" office:value-type="float" office:value="105">
            <text:p>105</text:p>
          </table:table-cell>
          <table:table-cell table:style-name="ce36" table:formula="of:=[.F15]/30" office:value-type="float" office:value="3.5">
            <text:p>3,5</text:p>
          </table:table-cell>
          <table:table-cell table:style-name="ce40" office:value-type="float" office:value="45009">
            <text:p>24 mars 2023</text:p>
          </table:table-cell>
          <table:table-cell table:style-name="ce42" office:value-type="float" office:value="45039">
            <text:p>23 avril 2023</text:p>
          </table:table-cell>
          <table:table-cell table:style-name="ce40" office:value-type="float" office:value="45040">
            <text:p>24 avril 2023</text:p>
          </table:table-cell>
          <table:table-cell table:style-name="ce47" office:value-type="percentage" office:value="0">
            <text:p>0%</text:p>
          </table:table-cell>
          <table:table-cell table:style-name="ce2"/>
          <table:table-cell table:style-name="ce58" office:value-type="percentage" office:value="0">
            <text:p>0%</text:p>
          </table:table-cell>
          <table:table-cell table:number-columns-repeated="1011"/>
        </table:table-row>
        <table:table-row table:style-name="ro8">
          <table:table-cell table:style-name="ce4"/>
          <table:table-cell table:style-name="ce13"/>
          <table:table-cell table:style-name="ce22" office:value-type="string">
            <text:p>TOTAL (h)</text:p>
          </table:table-cell>
          <table:table-cell table:style-name="ce29" table:formula="of:=SUM([.D9:.D15])" office:value-type="float" office:value="400">
            <text:p>400</text:p>
          </table:table-cell>
          <table:table-cell table:style-name="ce29" table:formula="of:=SUM([.E9:.E15])" office:value-type="float" office:value="250">
            <text:p>250</text:p>
          </table:table-cell>
          <table:table-cell table:style-name="ce29" table:formula="of:=SUM([.F9:.F15])" office:value-type="float" office:value="650">
            <text:p>650</text:p>
          </table:table-cell>
          <table:table-cell table:style-name="ce37" table:formula="of:=SUM([.G9:.G15])" office:value-type="float" office:value="21.6666666666667">
            <text:p>21,7</text:p>
          </table:table-cell>
          <table:table-cell table:style-name="ce41" table:number-columns-repeated="3"/>
          <table:table-cell table:style-name="ce48"/>
          <table:table-cell table:style-name="ce2"/>
          <table:table-cell table:style-name="ce59"/>
          <table:table-cell table:number-columns-repeated="1011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980">
          <table:table-cell table:number-columns-repeated="102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1" number:min-integer-digits="1"/>
    </number:number-style>
    <number:date-style style:name="N109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09">
      <number:text-content/>
      <style:map style:condition="value()&gt;=0" style:apply-style-name="N109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7/10/2022</text:date>, <text:time>14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7T14:51:41.10</dc:date>
    <meta:generator>OpenOffice/4.1.5$Win32 OpenOffice.org_project/415m1$Build-9789</meta:generator>
    <meta:editing-duration>PT18M15S</meta:editing-duration>
    <meta:editing-cycles>3</meta:editing-cycles>
    <meta:document-statistic meta:table-count="1" meta:cell-count="107" meta:object-count="0"/>
  </office:meta>
</office:document-meta>
</file>